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line-height="120%"/>
      <style:text-properties fo:language="en" fo:country="GB"/>
    </style:style>
    <style:style style:name="P2" style:family="paragraph" style:parent-style-name="Heading_20_1">
      <style:paragraph-properties fo:line-height="120%"/>
      <style:text-properties fo:language="en" fo:country="GB" officeooo:rsid="001044a3" officeooo:paragraph-rsid="001044a3"/>
    </style:style>
    <style:style style:name="P3" style:family="paragraph" style:parent-style-name="Heading_20_1">
      <style:paragraph-properties fo:line-height="120%"/>
      <style:text-properties fo:language="en" fo:country="GB"/>
    </style:style>
    <style:style style:name="P4" style:family="paragraph" style:parent-style-name="Standard" style:list-style-name="L2">
      <style:paragraph-properties fo:line-height="120%" fo:text-align="start" style:justify-single-word="false"/>
      <style:text-properties fo:language="en" fo:country="GB" officeooo:rsid="000a1bf7" officeooo:paragraph-rsid="00189df3"/>
    </style:style>
    <style:style style:name="P5" style:family="paragraph" style:parent-style-name="Standard" style:list-style-name="L3">
      <style:paragraph-properties fo:line-height="120%" fo:text-align="start" style:justify-single-word="false"/>
      <style:text-properties fo:language="en" fo:country="GB" officeooo:rsid="000a1bf7" officeooo:paragraph-rsid="000a1bf7"/>
    </style:style>
    <style:style style:name="P6" style:family="paragraph" style:parent-style-name="Standard" style:list-style-name="L4">
      <style:paragraph-properties fo:line-height="120%" fo:text-align="start" style:justify-single-word="false"/>
      <style:text-properties fo:language="en" fo:country="GB" officeooo:rsid="000a1bf7" officeooo:paragraph-rsid="000a1bf7"/>
    </style:style>
    <style:style style:name="P7" style:family="paragraph" style:parent-style-name="Standard" style:list-style-name="L5">
      <style:paragraph-properties fo:line-height="120%" fo:text-align="start" style:justify-single-word="false"/>
      <style:text-properties fo:language="en" fo:country="GB" officeooo:rsid="000a1bf7" officeooo:paragraph-rsid="000a1bf7"/>
    </style:style>
    <style:style style:name="P8" style:family="paragraph" style:parent-style-name="Standard" style:list-style-name="L6">
      <style:paragraph-properties fo:line-height="120%" fo:text-align="start" style:justify-single-word="false"/>
      <style:text-properties fo:language="en" fo:country="GB" officeooo:rsid="000a1bf7" officeooo:paragraph-rsid="000a1bf7"/>
    </style:style>
    <style:style style:name="P9" style:family="paragraph" style:parent-style-name="Standard" style:list-style-name="L7">
      <style:paragraph-properties fo:line-height="120%" fo:text-align="start" style:justify-single-word="false"/>
      <style:text-properties fo:language="en" fo:country="GB" officeooo:rsid="000a1bf7" officeooo:paragraph-rsid="000a1bf7"/>
    </style:style>
    <style:style style:name="P10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/>
      <style:text-properties fo:language="en" fo:country="GB" officeooo:paragraph-rsid="000c1190"/>
    </style:style>
    <style:style style:name="P11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/>
      <style:text-properties fo:language="en" fo:country="GB" officeooo:rsid="000aae78" officeooo:paragraph-rsid="000aae78"/>
    </style:style>
    <style:style style:name="P12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/>
      <style:text-properties fo:language="en" fo:country="GB" officeooo:rsid="000e1773" officeooo:paragraph-rsid="0010f2ba"/>
    </style:style>
    <style:style style:name="T1" style:family="text">
      <style:text-properties officeooo:rsid="000a1bf7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officeooo:rsid="000aae78" style:font-size-asian="10pt" style:font-size-complex="10pt"/>
    </style:style>
    <style:style style:name="T4" style:family="text">
      <style:text-properties style:font-name="Courier New" fo:font-size="10pt" officeooo:rsid="00189df3" style:font-size-asian="10pt" style:font-size-complex="10pt"/>
    </style:style>
    <style:style style:name="T5" style:family="text">
      <style:text-properties style:font-name="Courier New" fo:font-size="10pt" officeooo:rsid="0017e55c" style:font-size-asian="10pt" style:font-size-complex="10pt"/>
    </style:style>
    <style:style style:name="T6" style:family="text">
      <style:text-properties officeooo:rsid="000aae78"/>
    </style:style>
    <style:style style:name="T7" style:family="text">
      <style:text-properties officeooo:rsid="000f39cd"/>
    </style:style>
    <style:style style:name="T8" style:family="text">
      <style:text-properties officeooo:rsid="0010f2ba"/>
    </style:style>
    <style:style style:name="T9" style:family="text">
      <style:text-properties officeooo:rsid="00141cf5"/>
    </style:style>
    <style:style style:name="T10" style:family="text">
      <style:text-properties officeooo:rsid="0015ee9f"/>
    </style:style>
    <style:style style:name="T11" style:family="text">
      <style:text-properties fo:font-style="italic" officeooo:rsid="0015ee9f" style:font-style-asian="italic" style:font-style-complex="italic"/>
    </style:style>
    <style:style style:name="T12" style:family="text">
      <style:text-properties officeooo:rsid="0017e55c"/>
    </style:style>
    <style:style style:name="T13" style:family="text">
      <style:text-properties officeooo:rsid="00189df3"/>
    </style:style>
    <style:style style:name="T14" style:family="text">
      <style:text-properties officeooo:rsid="0018f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 timeline – <text:span text:style-name="T1">HANDS-ON</text:span></text:p>
      <text:p text:style-name="P2">Case Description</text:p>
      <text:list xml:id="list644504301590985277" text:style-name="L1">
        <text:list-item>
          <text:p text:style-name="P10"><text:span text:style-name="T9">A </text:span>customer <text:span text:style-name="T13">runs</text:span> a<text:span text:style-name="T12">n</text:span> FTP server. <text:span text:style-name="T13">It is based </text:span>on Alpine Linux, <text:span text:style-name="T13">housed in Paris (local time zone is set). </text:span></text:p>
        </text:list-item>
        <text:list-item>
          <text:p text:style-name="P10"><text:span text:style-name="T6">On June 10, the customer wanted to download some files from his home directory </text:span><text:span text:style-name="T3">/home/jean/trains</text:span><text:span text:style-name="T6"> using FTP. He noticed some suspicious content in directory </text:span><text:span text:style-name="T3">/home/jean/photos</text:span><text:span text:style-name="T6"> and was afraid of being hacked.</text:span></text:p>
        </text:list-item>
        <text:list-item>
          <text:p text:style-name="P11">He immediately <text:span text:style-name="T12">remotely </text:span>logged in as <text:span text:style-name="T2">root</text:span> and <text:span text:style-name="T10">switched</text:span> off the server <text:span text:style-name="T12">by command </text:span><text:span text:style-name="T5">poweroff</text:span>. <text:span text:style-name="T8">H</text:span>e told us it was about <text:span text:style-name="T13">half past two </text:span>p.m.</text:p>
        </text:list-item>
        <text:list-item>
          <text:p text:style-name="P12">The customer <text:span text:style-name="T8">also </text:span>provided <text:span text:style-name="T8">the IP addresses of devices he used to access the server: 192.168.1.9 (</text:span>workstation<text:span text:style-name="T8">) and</text:span> <text:span text:style-name="T7">192</text:span>.<text:span text:style-name="T7">168.1.7 (</text:span>laptop<text:span text:style-name="T7">). The console access was used during the installation.</text:span></text:p>
        </text:list-item>
      </text:list>
      <text:p text:style-name="P3">Evidence</text:p>
      <text:list xml:id="list5082030586731346897" text:style-name="L2">
        <text:list-item>
          <text:p text:style-name="P4">System partition image <text:span text:style-name="T10">(created from </text:span><text:span text:style-name="T11">Knoppix live CD</text:span><text:span text:style-name="T10"> by tool </text:span><text:span text:style-name="T11">dd</text:span><text:span text:style-name="T10">):</text:span><text:line-break/>file <text:span text:style-name="T2">sda3.dd</text:span> (MD5 <text:span text:style-name="T4">dceeb9b8071a0c765a129b5c536153d3</text:span>)</text:p>
        </text:list-item>
      </text:list>
      <text:p text:style-name="P3">Questions</text:p>
      <text:list xml:id="list4542718570964316418" text:style-name="L3">
        <text:list-item>
          <text:p text:style-name="P5">Where did the files in directory photos came from?</text:p>
        </text:list-item>
        <text:list-item>
          <text:p text:style-name="P5">How did the attacker get access to the machine?</text:p>
        </text:list-item>
        <text:list-item>
          <text:p text:style-name="P5">Which actions did the attacker perform before adding files to the "photo" directory?</text:p>
        </text:list-item>
        <text:list-item>
          <text:p text:style-name="P5">(bonus question) Which actions did the attacker perform AFTER creating the "photo" directory?</text:p>
        </text:list-item>
      </text:list>
      <text:p text:style-name="P3">Hints <text:span text:style-name="T1">for Analysis</text:span></text:p>
      <text:list xml:id="list2352030842801550777" text:style-name="L4">
        <text:list-item>
          <text:p text:style-name="P6">Create supertimeline</text:p>
        </text:list-item>
      </text:list>
      <text:list xml:id="list7921906489250018114" text:style-name="L5">
        <text:list-item>
          <text:list>
            <text:list-item>
              <text:p text:style-name="P7">Use information from this presentation.</text:p>
            </text:list-item>
            <text:list-item>
              <text:p text:style-name="P7"><text:span text:style-name="T2">/var/log/messages</text:span> i<text:span text:style-name="T14">s</text:span> in UTC <text:span text:style-name="T14">timezone.</text:span></text:p>
            </text:list-item>
            <text:list-item>
              <text:p text:style-name="P7">Other time information in Europe/Paris <text:span text:style-name="T14">timezone.</text:span></text:p>
            </text:list-item>
          </text:list>
        </text:list-item>
      </text:list>
      <text:list xml:id="list115212722215741" text:continue-list="list2352030842801550777" text:style-name="L4">
        <text:list-item>
          <text:p text:style-name="P6">Analyse the supertimeline</text:p>
        </text:list-item>
      </text:list>
      <text:list xml:id="list2384802989204481089" text:style-name="L6">
        <text:list-item>
          <text:list>
            <text:list-item>
              <text:p text:style-name="P8">Starting point – <text:span text:style-name="T14">i</text:span>dentify creation time of files in photos directory.</text:p>
            </text:list-item>
            <text:list-item>
              <text:p text:style-name="P8">Move towards past and follow the traces.</text:p>
            </text:list-item>
            <text:list-item>
              <text:p text:style-name="P8">Look at suspicious files on mounted image.</text:p>
            </text:list-item>
          </text:list>
        </text:list-item>
      </text:list>
      <text:list xml:id="list115212109648727" text:continue-list="list115212722215741" text:style-name="L4">
        <text:list-item>
          <text:p text:style-name="P6">Keep notes for presentation of results <text:span text:style-name="T14">in next module</text:span></text:p>
        </text:list-item>
      </text:list>
      <text:list xml:id="list2146765522289626655" text:style-name="L7">
        <text:list-item>
          <text:list>
            <text:list-item>
              <text:p text:style-name="P9">Times of crucial events.</text:p>
            </text:list-item>
            <text:list-item>
              <text:p text:style-name="P9">Linkage between <text:span text:style-name="T14">crucial </text:span>events.</text:p>
            </text:list-item>
            <text:list-item>
              <text:p text:style-name="P9">The origin of noted informa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0:14:30.119000000</meta:creation-date>
    <dc:date>2016-06-29T11:52:11.157000000</dc:date>
    <meta:editing-duration>PT1H31M29S</meta:editing-duration>
    <meta:editing-cycles>7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26" meta:word-count="261" meta:character-count="1585" meta:non-whitespace-character-count="1368"/>
  </office:meta>
</office:document-meta>
</file>